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832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7.856cm"/>
    </style:style>
    <style:style style:name="co7" style:family="table-column">
      <style:table-column-properties fo:break-before="auto" style:column-width="4.927cm"/>
    </style:style>
    <style:style style:name="co8" style:family="table-column">
      <style:table-column-properties fo:break-before="auto" style:column-width="5.147cm"/>
    </style:style>
    <style:style style:name="co9" style:family="table-column">
      <style:table-column-properties fo:break-before="auto" style:column-width="4.6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00ff66"/>
    </style:style>
  </office:automatic-styles>
  <office:body>
    <office:spreadsheet>
      <table:table table:name="Render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Teraz</text:p>
          </table:table-cell>
        </table:table-row>
        <table:table-row table:style-name="ro1">
          <table:table-cell office:value-type="string" calcext:value-type="string">
            <text:p>W wątku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est w głownym bo konflikt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świetlenie (na razie vertexow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tem dodać lightmapy dla geometrii i tymczasowo wierchołkowe do obiektów</text:p>
          </table:table-cell>
          <table:table-cell/>
        </table:table-row>
        <table:table-row table:style-name="ro1">
          <table:table-cell office:value-type="string" calcext:value-type="string">
            <text:p>Renderowanie entitie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derowanie lvl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bo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Niezależne transformacje modeli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stalić jednostkę met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pektyw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ywalić gluPerspective</text:p>
          </table:table-cell>
          <table:table-cell/>
        </table:table-row>
        <table:table-row table:style-name="ro1">
          <table:table-cell office:value-type="string" calcext:value-type="string">
            <text:p>Obracanie z lvl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dać obracanie z pivotem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IO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Teraz</text:p>
          </table:table-cell>
          <table:table-cell/>
        </table:table-row>
        <table:table-row table:style-name="ro2">
          <table:table-cell office:value-type="string" calcext:value-type="string">
            <text:p>Wątek klawiszy i myszy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ługa we-w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owanie klawiszy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anipulacja frustum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Nieważne</text:p>
          </table:table-cell>
        </table:table-row>
      </table:table>
      <table:table table:name="Level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czytywanie obiektów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Wczytywanie geometri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string" calcext:value-type="string">
            <text:p>Konwerter md2 na lvl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lowanie md2 w x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ługa typów entitie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ika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 obiektu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ies oświetleni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bryka tekstur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abryka modeli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lbo jakoś inaczej – scalenie</text:p>
          </table:table-cell>
          <table:table-cell office:value-type="string" calcext:value-type="string">
            <text:p>world, bo objectEntity – model</text:p>
          </table:table-cell>
        </table:table-row>
        <table:table-row table:style-name="ro1">
          <table:table-cell office:value-type="string" calcext:value-type="string">
            <text:p>Przenieść czysczenie do metody z destrukt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 samo dla world</text:p>
          </table:table-cell>
          <table:table-cell/>
        </table:table-row>
        <table:table-row table:style-name="ro2">
          <table:table-cell office:value-type="string" calcext:value-type="string">
            <text:p>Wykrywanie kolizj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Inne" table:style-name="ta1"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Integracja z pythone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Konwersja z m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pcj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.00.0000</text:date>, <text:time style:data-style-name="N2" text:time-value="0000-00-00T00:00:01.84341664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7:46:36.338000000</meta:creation-date>
    <meta:generator>LibreOffice/4.1.2.3$Windows_x86 LibreOffice_project/40b2d7fde7e8d2d7bc5a449dc65df4d08a7dd38</meta:generator>
    <dc:date>2014-08-17T20:50:46.737000000</dc:date>
    <meta:editing-duration>P1DT1H46M14S</meta:editing-duration>
    <meta:editing-cycles>10</meta:editing-cycles>
    <meta:document-statistic meta:table-count="5" meta:cell-count="78" meta:object-count="0"/>
  </office:meta>
</office:document-meta>
</file>